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0.149cm" table:align="left"/>
    </style:style>
    <style:style style:name="Tabla1.A" style:family="table-column">
      <style:table-column-properties style:column-width="1.812cm"/>
    </style:style>
    <style:style style:name="Tabla1.B" style:family="table-column">
      <style:table-column-properties style:column-width="1.573cm"/>
    </style:style>
    <style:style style:name="Tabla1.C" style:family="table-column">
      <style:table-column-properties style:column-width="2.02cm"/>
    </style:style>
    <style:style style:name="Tabla1.D" style:family="table-column">
      <style:table-column-properties style:column-width="4.745cm"/>
    </style:style>
    <style:style style:name="Tabla1.1" style:family="table-row">
      <style:table-row-properties fo:background-color="#e7e9eb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ffffff">
        <style:background-image/>
      </style:table-row-properties>
    </style:style>
    <style:style style:name="Tabla2" style:family="table">
      <style:table-properties style:width="9.719cm" table:align="left"/>
    </style:style>
    <style:style style:name="Tabla2.A" style:family="table-column">
      <style:table-column-properties style:column-width="2.106cm"/>
    </style:style>
    <style:style style:name="Tabla2.B" style:family="table-column">
      <style:table-column-properties style:column-width="1.739cm"/>
    </style:style>
    <style:style style:name="Tabla2.C" style:family="table-column">
      <style:table-column-properties style:column-width="1.963cm"/>
    </style:style>
    <style:style style:name="Tabla2.D" style:family="table-column">
      <style:table-column-properties style:column-width="1.88cm"/>
    </style:style>
    <style:style style:name="Tabla2.E" style:family="table-column">
      <style:table-column-properties style:column-width="2.03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2.2" style:family="table-row">
      <style:table-row-properties fo:background-color="#e7e9eb">
        <style:background-image/>
      </style:table-row-properties>
    </style:style>
    <style:style style:name="Tabla2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311cc" officeooo:paragraph-rsid="001311cc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Standard">
      <style:text-properties officeooo:rsid="001311cc" officeooo:paragraph-rsid="001311cc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311cc" officeooo:paragraph-rsid="001311cc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color="#0000cd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a52a2a" loext:opacity="100%"/>
    </style:style>
    <style:style style:name="T9" style:family="text">
      <style:text-properties officeooo:rsid="001311cc"/>
    </style:style>
    <style:style style:name="T10" style:family="text">
      <style:text-properties officeooo:rsid="001311cc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 <text:span text:style-name="T9">let</text:span></text:h>
      <text:p text:style-name="P12"><text:span text:style-name="T1"/></text:p>
      <text:p text:style-name="P12"><text:span text:style-name="T4">La palabra clave </text:span><text:span text:style-name="Source_20_Text"><text:span text:style-name="T4">let </text:span></text:span><text:span text:style-name="T4">se introdujo en </text:span><text:a xlink:type="simple" xlink:href="https://www.w3schools.com/js/js_es6.asp" text:style-name="Internet_20_link" text:visited-style-name="Visited_20_Internet_20_Link"><text:span text:style-name="T3">ES6 (2015)</text:span></text:a></text:p>
      <text:p text:style-name="P12"><text:span text:style-name="T4">Las variables declaradas con </text:span><text:span text:style-name="Source_20_Text"><text:span text:style-name="T4">let </text:span></text:span><text:span text:style-name="Source_20_Text"><text:span text:style-name="T10">tienen </text:span></text:span><text:span text:style-name="T4">alcance de bloque</text:span></text:p>
      <text:p text:style-name="P12"><text:span text:style-name="T4">Las variables declaradas </text:span><text:span text:style-name="T10">con</text:span><text:span text:style-name="T4"> </text:span><text:span text:style-name="Source_20_Text"><text:span text:style-name="T4">let </text:span></text:span><text:span text:style-name="T4">deben declararse antes de su uso.</text:span></text:p>
      <text:p text:style-name="P12"><text:span text:style-name="T4">Las variables declaradas con </text:span><text:span text:style-name="Source_20_Text"><text:span text:style-name="T4">let </text:span></text:span><text:span text:style-name="T4">no se pueden volver a declarar en el mismo ámbito</text:span></text:p>
      <text:h text:style-name="P2" text:outline-level="2">Alcance del bloque</text:h>
      <text:p text:style-name="P12">Antes de ES6 (2015), JavaScript no tenía Block Scope .</text:p>
      <text:p text:style-name="P12">JavaScript tenía alcance global y alcance de función .</text:p>
      <text:p text:style-name="P12">ES6 introdujo las dos nuevas palabras clave de JavaScript: <text:span text:style-name="Source_20_Text"><text:span text:style-name="T4">let </text:span></text:span>y <text:span text:style-name="Source_20_Text"><text:span text:style-name="T4">const</text:span></text:span>.</text:p>
      <text:p text:style-name="P12">Estas dos palabras clave proporcionaron <text:span text:style-name="Strong_20_Emphasis">Block Scope</text:span> en JavaScript:</text:p>
      <text:h text:style-name="P4" text:outline-level="3">Ejemplo</text:h>
      <text:p text:style-name="P13">No se puede acceder a las variables declaradas dentro de un bloque { } desde fuera del bloque:</text:p>
      <text:p text:style-name="P14">{<text:line-break/>  <text:span text:style-name="T5">let</text:span> x = <text:span text:style-name="T6">2</text:span>;<text:line-break/>}<text:line-break/><text:span text:style-name="T7">// x can NOT be used here</text:span></text:p>
      <text:p text:style-name="Horizontal_20_Line"/>
      <text:h text:style-name="P2" text:outline-level="2">Alcance global <text:span text:style-name="T9">(global scope)</text:span></text:h>
      <text:p text:style-name="P12">Las variables declaradas con <text:s/><text:span text:style-name="Source_20_Text"><text:span text:style-name="T4">var </text:span></text:span>siempre tienen Global Scope .</text:p>
      <text:p text:style-name="P12">Las variables declaradas con la palabra clave <text:span text:style-name="Source_20_Text"><text:span text:style-name="T4">var </text:span></text:span>NO pueden tener alcance de bloque:</text:p>
      <text:h text:style-name="P4" text:outline-level="3">Ejemplo</text:h>
      <text:p text:style-name="P12"><text:span text:style-name="Source_20_Text"><text:span text:style-name="T4"><text:s/></text:span></text:span><text:span text:style-name="Source_20_Text"><text:span text:style-name="T10">V</text:span></text:span><text:span text:style-name="T4">ariables declaradas </text:span><text:span text:style-name="T10">con</text:span><text:span text:style-name="T4"> </text:span><text:span text:style-name="T10">v</text:span><text:span text:style-name="Source_20_Text"><text:span text:style-name="T4">ar </text:span></text:span><text:span text:style-name="T4">dentro de un bloque { } </text:span><text:span text:style-name="T10">pueden accederse </text:span><text:span text:style-name="T4">desde fuera del bloque:</text:span></text:p>
      <text:p text:style-name="P14">{<text:line-break/>  <text:span text:style-name="T5">var</text:span> x = <text:span text:style-name="T6">2</text:span>;<text:line-break/>}<text:line-break/><text:span text:style-name="T7">// x CAN be used here</text:span></text:p>
      <text:p text:style-name="Horizontal_20_Line"/>
      <text:h text:style-name="P2" text:outline-level="2">No se puede volver a declarar</text:h>
      <text:p text:style-name="P12">Las variables definidas con <text:span text:style-name="Source_20_Text"><text:span text:style-name="T4">let</text:span></text:span> no se pueden volver a declarar.</text:p>
      <text:p text:style-name="P12"><text:soft-page-break/>No puedes redeclarar accidentalmente una variable declarada con <text:span text:style-name="Source_20_Text"><text:span text:style-name="T4">let</text:span></text:span>.</text:p>
      <text:p text:style-name="P12"><text:span text:style-name="T4">Con </text:span><text:span text:style-name="T10">let </text:span><text:span text:style-name="T4"> no puedes </text:span><text:span text:style-name="T10">h</text:span><text:span text:style-name="T4">acer esto:</text:span></text:p>
      <text:p text:style-name="P15"><text:span text:style-name="T5">let</text:span> x = <text:span text:style-name="T8">"John Doe"</text:span>;<text:line-break/><text:line-break/><text:span text:style-name="T5">let</text:span> x = <text:span text:style-name="T6">0</text:span>;</text:p>
      <text:p text:style-name="P12">Las variables definidas con <text:span text:style-name="Source_20_Text"><text:span text:style-name="T4">var</text:span></text:span> se pueden redeclarar.</text:p>
      <text:p text:style-name="P12"><text:span text:style-name="T4">Con </text:span><text:span text:style-name="Source_20_Text"><text:span text:style-name="T4">var </text:span></text:span><text:span text:style-name="T4">puedes hacer esto:</text:span></text:p>
      <text:p text:style-name="P14"><text:span text:style-name="T5">var</text:span> x = <text:span text:style-name="T8">"John Doe"</text:span>;<text:line-break/><text:line-break/><text:span text:style-name="T5">var</text:span> x = <text:span text:style-name="T6">0</text:span>;</text:p>
      <text:p text:style-name="Horizontal_20_Line"/>
      <text:h text:style-name="P2" text:outline-level="2">Redeclaración de variables</text:h>
      <text:p text:style-name="P12">Redeclarar una variable usando la palabra clave <text:span text:style-name="Source_20_Text"><text:span text:style-name="T4">var</text:span></text:span> puede plantear problemas.</text:p>
      <text:p text:style-name="P12">Redeclarar una variable dentro de un bloque también redeclarará la variable fuera del bloque:</text:p>
      <text:h text:style-name="P4" text:outline-level="3">Ejemplo</text:h>
      <text:p text:style-name="P14"><text:span text:style-name="T5">var</text:span> x = <text:span text:style-name="T6">10</text:span>;<text:line-break/><text:span text:style-name="T7">// Here x is 10<text:line-break/></text:span><text:line-break/>{<text:line-break/><text:span text:style-name="T5">var</text:span> x = <text:span text:style-name="T6">2</text:span>;<text:line-break/><text:span text:style-name="T7">// Here x is 2<text:line-break/></text:span>}<text:line-break/><text:line-break/><text:span text:style-name="T7">// Here x is 2</text:span></text:p>
      <text:p text:style-name="P12"><text:span text:style-name="T4"/></text:p>
      <text:p text:style-name="P12">Redeclarar una variable usando la palabra clave <text:span text:style-name="Source_20_Text"><text:span text:style-name="T4">let</text:span></text:span> puede resolver este problema.</text:p>
      <text:p text:style-name="P12">Redeclarar una variable dentro de un bloque no redeclarará la variable fuera del bloque:</text:p>
      <text:h text:style-name="P4" text:outline-level="3">Ejemplo</text:h>
      <text:p text:style-name="P14"><text:span text:style-name="T5">let</text:span> x = <text:span text:style-name="T6">10</text:span>;<text:line-break/><text:span text:style-name="T7">// Here x is 10<text:line-break/></text:span><text:line-break/>{<text:line-break/><text:span text:style-name="T5">let</text:span> x = <text:span text:style-name="T6">2</text:span>;<text:line-break/><text:span text:style-name="T7">// Here x is 2<text:line-break/></text:span>}<text:line-break/><text:line-break/><text:span text:style-name="T7">// Here x is 10</text:span></text:p>
      <text:p text:style-name="P11"><text:soft-page-break/><text:span text:style-name="T4"/></text:p>
      <text:p text:style-name="Horizontal_20_Line"/>
      <text:h text:style-name="P2" text:outline-level="2">Diferencia entre var, let y const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Alcance</text:p>
          </table:table-cell>
          <table:table-cell table:style-name="Tabla1.A1" office:value-type="string">
            <text:p text:style-name="P7">Redeclarar</text:p>
          </table:table-cell>
          <table:table-cell table:style-name="Tabla1.A1" office:value-type="string">
            <text:p text:style-name="P7">Reasignar</text:p>
          </table:table-cell>
        </table:table-row>
        <table:table-row table:style-name="Tabla1.2">
          <table:table-cell table:style-name="Tabla1.A1" office:value-type="string">
            <text:p text:style-name="P7">var</text:p>
          </table:table-cell>
          <table:table-cell table:style-name="Tabla1.A1" office:value-type="string">
            <text:p text:style-name="P7">No</text:p>
          </table:table-cell>
          <table:table-cell table:style-name="Tabla1.A1" office:value-type="string">
            <text:p text:style-name="P7">Sí</text:p>
          </table:table-cell>
          <table:table-cell table:style-name="Tabla1.A1" office:value-type="string">
            <text:p text:style-name="P7">Sí</text:p>
          </table:table-cell>
        </table:table-row>
        <table:table-row table:style-name="Tabla1.1">
          <table:table-cell table:style-name="Tabla1.A1" office:value-type="string">
            <text:p text:style-name="P7">dejar</text:p>
          </table:table-cell>
          <table:table-cell table:style-name="Tabla1.A1" office:value-type="string">
            <text:p text:style-name="P7">Sí</text:p>
          </table:table-cell>
          <table:table-cell table:style-name="Tabla1.A1" office:value-type="string">
            <text:p text:style-name="P7">No</text:p>
          </table:table-cell>
          <table:table-cell table:style-name="Tabla1.A1" office:value-type="string">
            <text:p text:style-name="P7">Sí</text:p>
          </table:table-cell>
        </table:table-row>
        <table:table-row table:style-name="Tabla1.2">
          <table:table-cell table:style-name="Tabla1.A1" office:value-type="string">
            <text:p text:style-name="P7">constante</text:p>
          </table:table-cell>
          <table:table-cell table:style-name="Tabla1.A1" office:value-type="string">
            <text:p text:style-name="P7">Sí</text:p>
          </table:table-cell>
          <table:table-cell table:style-name="Tabla1.A1" office:value-type="string">
            <text:p text:style-name="P7">No</text:p>
          </table:table-cell>
          <table:table-cell table:style-name="Tabla1.A1" office:value-type="string">
            <text:p text:style-name="P7">No</text:p>
          </table:table-cell>
        </table:table-row>
      </table:table>
      <text:h text:style-name="P2" text:outline-level="2">¿Lo que es bueno?</text:h>
      <text:p text:style-name="P12"><text:span text:style-name="Source_20_Text"><text:span text:style-name="T4">Let </text:span></text:span>y <text:span text:style-name="Source_20_Text"><text:span text:style-name="T4">const</text:span></text:span> tiene alcance de bloque .</text:p>
      <text:p text:style-name="P12"><text:span text:style-name="Source_20_Text"><text:span text:style-name="T4">Let </text:span></text:span>y <text:span text:style-name="Source_20_Text"><text:span text:style-name="T4">const</text:span></text:span> no se puede volver a declarar .</text:p>
      <text:p text:style-name="P12"><text:span text:style-name="Source_20_Text"><text:span text:style-name="T4">Let </text:span></text:span>y <text:span text:style-name="Source_20_Text"><text:span text:style-name="T4">const</text:span></text:span> debe declararse antes de su uso.</text:p>
      <text:p text:style-name="P12"/>
      <text:h text:style-name="P2" text:outline-level="2">¿Qué no es bueno?</text:h>
      <text:p text:style-name="P12"><text:span text:style-name="Source_20_Text"><text:span text:style-name="T4">var</text:span></text:span>no es necesario declararlo.</text:p>
      <text:p text:style-name="P12"><text:span text:style-name="Source_20_Text"><text:span text:style-name="T4">var</text:span></text:span>está izado.</text:p>
      <text:p text:style-name="P12"><text:span text:style-name="Source_20_Text"><text:span text:style-name="T4">var</text:span></text:span>se une a esto.</text:p>
      <text:p text:style-name="Horizontal_20_Line"/>
      <text:h text:style-name="P2" text:outline-level="2">Soporte del navegador</text:h>
      <text:p text:style-name="P12">Las palabras clave <text:span text:style-name="Source_20_Text"><text:span text:style-name="T4">let</text:span></text:span>y <text:span text:style-name="Source_20_Text"><text:span text:style-name="T4">const</text:span></text:span>no son compatibles con Internet Explorer 11 o versiones anteriores.</text:p>
      <text:p text:style-name="P12">La siguiente tabla define las primeras versiones del navegador con soporte completo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</table:table-row>
        <table:table-row table:style-name="Tabla2.2">
          <table:table-cell table:style-name="Tabla2.A2" office:value-type="string">
            <text:p text:style-name="P9">Chrome 49</text:p>
          </table:table-cell>
          <table:table-cell table:style-name="Tabla2.B2" office:value-type="string">
            <text:p text:style-name="P9">Edge 12</text:p>
          </table:table-cell>
          <table:table-cell table:style-name="Tabla2.C2" office:value-type="string">
            <text:p text:style-name="P9">Firefox 36</text:p>
          </table:table-cell>
          <table:table-cell table:style-name="Tabla2.D2" office:value-type="string">
            <text:p text:style-name="P9">Safari 11</text:p>
          </table:table-cell>
          <table:table-cell table:style-name="Tabla2.E2" office:value-type="string">
            <text:p text:style-name="P9">Opera 36</text:p>
          </table:table-cell>
        </table:table-row>
        <table:table-row table:style-name="Tabla2.1">
          <table:table-cell table:style-name="Tabla2.A3" office:value-type="string">
            <text:p text:style-name="P9">Mar, 2016</text:p>
          </table:table-cell>
          <table:table-cell table:style-name="Tabla2.B3" office:value-type="string">
            <text:p text:style-name="P9">Jul, 2015</text:p>
          </table:table-cell>
          <table:table-cell table:style-name="Tabla2.C3" office:value-type="string">
            <text:p text:style-name="P9">Jan, 2015</text:p>
          </table:table-cell>
          <table:table-cell table:style-name="Tabla2.D3" office:value-type="string">
            <text:p text:style-name="P9">Sep, 2017</text:p>
          </table:table-cell>
          <table:table-cell table:style-name="Tabla2.E3" office:value-type="string">
            <text:p text:style-name="P8">Mar, 2016</text:p>
          </table:table-cell>
        </table:table-row>
      </table:table>
      <text:p text:style-name="Horizontal_20_Line"/>
      <text:h text:style-name="P2" text:outline-level="2">Redeclaración</text:h>
      <text:p text:style-name="P12">Se permite redeclarar una variable JavaScript <text:span text:style-name="T9">con </text:span><text:span text:style-name="Source_20_Text"><text:span text:style-name="T4">var</text:span></text:span>en cualquier parte de un programa:</text:p>
      <text:h text:style-name="P4" text:outline-level="3">Ejemplo</text:h>
      <text:p text:style-name="P14"><text:span text:style-name="T5">var</text:span> x = <text:span text:style-name="T6">2</text:span>;<text:line-break/><text:span text:style-name="T7">// Now x is 2<text:line-break/></text:span><text:line-break/><text:soft-page-break/><text:span text:style-name="T5">var</text:span> x = <text:span text:style-name="T6">3</text:span>;<text:line-break/><text:span text:style-name="T7">// Now x is 3</text:span></text:p>
      <text:p text:style-name="P12"><text:span text:style-name="T4"/></text:p>
      <text:p text:style-name="P12">Con <text:span text:style-name="Source_20_Text"><text:span text:style-name="T4">let</text:span></text:span>, NO se permite redeclarar una variable en el mismo bloque:</text:p>
      <text:h text:style-name="P4" text:outline-level="3">Ejemplo</text:h>
      <text:p text:style-name="P15"><text:span text:style-name="T5">var</text:span> x = <text:span text:style-name="T6">2</text:span>;   <text:span text:style-name="T7">// Allowed<text:line-break/></text:span><text:span text:style-name="T5">let</text:span> x = <text:span text:style-name="T6">3</text:span>;   <text:span text:style-name="T7">// Not allowed<text:line-break/></text:span><text:line-break/>{<text:line-break/><text:span text:style-name="T5">let</text:span> x = <text:span text:style-name="T6">2</text:span>;   <text:span text:style-name="T7">// Allowed<text:line-break/></text:span><text:span text:style-name="T5">let</text:span> x = <text:span text:style-name="T6">3</text:span>;   <text:span text:style-name="T7">// Not allowed<text:line-break/></text:span>}<text:line-break/><text:line-break/>{<text:line-break/><text:span text:style-name="T5">let</text:span> x = <text:span text:style-name="T6">2</text:span>;   <text:span text:style-name="T7">// Allowed<text:line-break/></text:span><text:span text:style-name="T5">var</text:span> x = <text:span text:style-name="T6">3</text:span>;   <text:span text:style-name="T7">// Not allowed<text:line-break/></text:span>}</text:p>
      <text:p text:style-name="P12">Redeclarar una variable con <text:span text:style-name="Source_20_Text"><text:span text:style-name="T4">let</text:span></text:span>, en otro bloque, ESTÁ permitido:</text:p>
      <text:h text:style-name="P4" text:outline-level="3">Ejemplo</text:h>
      <text:p text:style-name="P14"><text:span text:style-name="T5">let</text:span> x = <text:span text:style-name="T6">2</text:span>;   <text:span text:style-name="T7">// Allowed<text:line-break/></text:span><text:line-break/>{<text:line-break/><text:span text:style-name="T5">let</text:span> x = <text:span text:style-name="T6">3</text:span>;   <text:span text:style-name="T7">// Allowed<text:line-break/></text:span>}<text:line-break/><text:line-break/>{<text:line-break/><text:span text:style-name="T5">let</text:span> x = <text:span text:style-name="T6">4</text:span>;    <text:span text:style-name="T7">// Allowed<text:line-break/></text:span>}</text:p>
      <text:p text:style-name="P11"><text:span text:style-name="T4"/></text:p>
      <text:p text:style-name="Horizontal_20_Line"/>
      <text:h text:style-name="P3" text:outline-level="2">Let puede ser usada antes de ser declarada</text:h>
      <text:p text:style-name="P12"><text:span text:style-name="T9">P</text:span>uede utilizar la variable antes de declararla:</text:p>
      <text:h text:style-name="P4" text:outline-level="3">Ejemplo</text:h>
      <text:p text:style-name="P13">Esto esta bien:</text:p>
      <text:p text:style-name="P14">carName = <text:span text:style-name="T8">"Volvo"</text:span>;<text:line-break/><text:span text:style-name="T5">var</text:span> carName;</text:p>
      <text:p text:style-name="P16"><text:span text:style-name="T4">Ejemplo completo: </text:span></text:p>
      <text:p text:style-name="P16"><text:span text:style-name="T4">&lt;!DOCTYPE html&gt;</text:span></text:p>
      <text:p text:style-name="P16"><text:soft-page-break/><text:span text:style-name="T4">&lt;html&gt;</text:span></text:p>
      <text:p text:style-name="P16"><text:span text:style-name="T4">&lt;body&gt;</text:span></text:p>
      <text:p text:style-name="P16"><text:span text:style-name="T4"/></text:p>
      <text:p text:style-name="P16"><text:span text:style-name="T4">&lt;h2&gt;JavaScript Hoisting&lt;/h2&gt;</text:span></text:p>
      <text:p text:style-name="P16"><text:span text:style-name="T4"/></text:p>
      <text:p text:style-name="P16"><text:span text:style-name="T4">&lt;p&gt;With &lt;b&gt;var&lt;/b&gt;, you can use a variable before it is declared:&lt;/p&gt;</text:span></text:p>
      <text:p text:style-name="P16"><text:span text:style-name="T4"/></text:p>
      <text:p text:style-name="P16"><text:span text:style-name="T4">&lt;p id="demo"&gt;&lt;/p&gt;</text:span></text:p>
      <text:p text:style-name="P16"><text:span text:style-name="T4"/></text:p>
      <text:p text:style-name="P16"><text:span text:style-name="T4">&lt;script&gt;</text:span></text:p>
      <text:p text:style-name="P16"><text:span text:style-name="T4">carName = "Volvo";</text:span></text:p>
      <text:p text:style-name="P16"><text:span text:style-name="T4">document.getElementById("demo").innerHTML = carName;</text:span></text:p>
      <text:p text:style-name="P16"><text:span text:style-name="T4">var carName;</text:span></text:p>
      <text:p text:style-name="P16"><text:span text:style-name="T4">&lt;/script&gt;</text:span></text:p>
      <text:p text:style-name="P16"><text:span text:style-name="T4"/></text:p>
      <text:p text:style-name="P16"><text:span text:style-name="T4">&lt;/body&gt;</text:span></text:p>
      <text:p text:style-name="P16"><text:span text:style-name="T4">&lt;/html&gt;</text:span></text:p>
      <text:p text:style-name="P12"><text:span text:style-name="T9">E</text:span>l uso de una variable <text:span text:style-name="Source_20_Text"><text:span text:style-name="T4">let</text:span></text:span> antes de declararla dará como resultado <text:span text:style-name="Source_20_Text"><text:span text:style-name="T4">ReferenceError</text:span></text:span>:</text:p>
      <text:h text:style-name="P4" text:outline-level="3">Ejemplo</text:h>
      <text:p text:style-name="P14">carName = <text:span text:style-name="T8">"Saab"</text:span>;<text:line-break/><text:span text:style-name="T5">let</text:span> carName = <text:span text:style-name="T8">"Volvo"</text:span>;</text:p>
      <text:p text:style-name="P5">Ejemplo completo:</text:p>
      <text:p text:style-name="P5">&lt;!DOCTYPE html&gt;</text:p>
      <text:p text:style-name="P5">&lt;html&gt;</text:p>
      <text:p text:style-name="P5">&lt;body&gt;</text:p>
      <text:p text:style-name="P5"/>
      <text:p text:style-name="P5">&lt;h2&gt;JavaScript Hoisting&lt;/h2&gt;</text:p>
      <text:p text:style-name="P5">&lt;p&gt;With &lt;b&gt;let&lt;/b&gt;, you cannot use a variable before it is declared.&lt;/p&gt;</text:p>
      <text:p text:style-name="P5">&lt;p id="demo"&gt;&lt;/p&gt;</text:p>
      <text:p text:style-name="P5"/>
      <text:p text:style-name="P5">&lt;script&gt;</text:p>
      <text:p text:style-name="P5">try {</text:p>
      <text:p text:style-name="P5"><text:s text:c="2"/>carName = "Saab";</text:p>
      <text:p text:style-name="P5"><text:s text:c="2"/>let carName = "Volvo";</text:p>
      <text:p text:style-name="P5">}</text:p>
      <text:p text:style-name="P5">catch(err) {</text:p>
      <text:p text:style-name="P5"><text:s text:c="2"/>document.getElementById("demo").innerHTML = err;</text:p>
      <text:p text:style-name="P5">}</text:p>
      <text:p text:style-name="P5">&lt;/script&gt;</text:p>
      <text:p text:style-name="P5"><text:soft-page-break/></text:p>
      <text:p text:style-name="P5">&lt;/body&gt;</text:p>
      <text:p text:style-name="P5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29:01.291000000</meta:creation-date>
    <dc:date>2024-03-13T17:46:24.788000000</dc:date>
    <meta:editing-duration>PT17M24S</meta:editing-duration>
    <meta:editing-cycles>1</meta:editing-cycles>
    <meta:document-statistic meta:table-count="2" meta:image-count="0" meta:object-count="0" meta:page-count="6" meta:paragraph-count="123" meta:word-count="703" meta:character-count="3843" meta:non-whitespace-character-count="3219"/>
    <meta:generator>LibreOffice/7.6.0.3$Windows_X86_64 LibreOffice_project/69edd8b8ebc41d00b4de3915dc82f8f0fc3b6265</meta:generator>
  </office:meta>
</office:document-meta>
</file>